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216cm" fo:min-width="7.716cm" fo:padding-top="0.142cm" fo:padding-bottom="0.142cm" fo:padding-left="0.267cm" fo:padding-right="0.267cm" style:writing-mode="lr-tb" loext:decorative="false"/>
      <style:paragraph-properties style:writing-mode="lr-tb"/>
    </style:style>
    <style:style style:name="gr2"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4"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6"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196cm" fo:min-width="4.446cm" fo:padding-top="0.152cm" fo:padding-bottom="0.152cm" fo:padding-left="0.277cm" fo:padding-right="0.277cm" style:writing-mode="lr-tb" loext:decorative="false"/>
      <style:paragraph-properties style:writing-mode="lr-tb"/>
    </style:style>
    <style:style style:name="gr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8" style:family="graphic" style:parent-style-name="standard">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9"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0"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1"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84cm" fo:min-width="2.446cm" fo:padding-top="0.152cm" fo:padding-bottom="0.152cm" fo:padding-left="0.277cm" fo:padding-right="0.277cm" style:writing-mode="lr-tb" loext:decorative="false"/>
      <style:paragraph-properties style:writing-mode="lr-tb"/>
    </style:style>
    <style:style style:name="gr12"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4"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6"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8"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9"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4.446cm" fo:padding-top="0.152cm" fo:padding-bottom="0.152cm" fo:padding-left="0.277cm" fo:padding-right="0.277cm" style:writing-mode="lr-tb" loext:decorative="false"/>
      <style:paragraph-properties style:writing-mode="lr-tb"/>
    </style:style>
    <style:style style:name="gr20"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21"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22"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23"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3.196cm" fo:padding-top="0.152cm" fo:padding-bottom="0.152cm" fo:padding-left="0.277cm" fo:padding-right="0.277cm" style:writing-mode="lr-tb" loext:decorative="false"/>
      <style:paragraph-properties style:writing-mode="lr-tb"/>
    </style:style>
    <style:style style:name="gr24"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middle" draw:auto-grow-height="false" fo:min-height="1.716cm" fo:min-width="10.216cm" fo:padding-top="0.142cm" fo:padding-bottom="0.142cm" fo:padding-left="0.267cm" fo:padding-right="0.267cm" style:writing-mode="lr-tb" loext:decorative="false"/>
      <style:paragraph-properties style:writing-mode="lr-tb"/>
    </style:style>
    <style:style style:name="gr25"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7.966cm" fo:padding-top="0.142cm" fo:padding-bottom="0.142cm" fo:padding-left="0.267cm" fo:padding-right="0.267cm" style:writing-mode="lr-tb" loext:decorative="false"/>
      <style:paragraph-properties style:writing-mode="lr-tb"/>
    </style:style>
    <style:style style:name="gr26"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2.466cm" fo:min-width="7.716cm" fo:padding-top="0.142cm" fo:padding-bottom="0.142cm" fo:padding-left="0.267cm" fo:padding-right="0.267cm" style:writing-mode="lr-tb" loext:decorative="false"/>
      <style:paragraph-properties style:writing-mode="lr-tb"/>
    </style:style>
    <style:style style:name="gr27"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7.116cm" fo:min-width="7.716cm" fo:padding-top="0.142cm" fo:padding-bottom="0.142cm" fo:padding-left="0.267cm" fo:padding-right="0.267cm" style:writing-mode="lr-tb" loext:decorative="false"/>
      <style:paragraph-properties style:writing-mode="lr-tb"/>
    </style:style>
    <style:style style:name="gr28"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12.466cm" fo:padding-top="0.142cm" fo:padding-bottom="0.142cm" fo:padding-left="0.267cm" fo:padding-right="0.267cm" style:writing-mode="lr-tb" loext:decorative="false"/>
      <style:paragraph-properties style:writing-mode="lr-tb"/>
    </style:style>
    <style:style style:name="gr29"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7.716cm" fo:padding-top="0.142cm" fo:padding-bottom="0.142cm" fo:padding-left="0.267cm" fo:padding-right="0.267cm" style:writing-mode="lr-tb" loext:decorative="false"/>
      <style:paragraph-properties style:writing-mode="lr-tb"/>
    </style:style>
    <style:style style:name="gr30" style:family="graphic" style:parent-style-name="standard">
      <style:graphic-properties draw:stroke="solid" svg:stroke-width="0.035cm" svg:stroke-color="#000000" draw:marker-start="Arrowheads_20_4" draw:marker-start-width="0.352cm" draw:marker-end="Arrowheads_20_5" draw:marker-end-width="0.352cm" draw:textarea-vertical-align="middle" fo:padding-top="0.142cm" fo:padding-bottom="0.142cm" fo:padding-left="0.267cm" fo:padding-right="0.267cm" loext:decorative="false"/>
      <style:paragraph-properties style:writing-mode="lr-tb"/>
    </style:style>
    <style:style style:name="gr31" style:family="graphic" style:parent-style-name="standard">
      <style:graphic-properties draw:stroke="solid" svg:stroke-width="0.035cm" svg:stroke-color="#000000" draw:marker-start="Arrowheads_20_6" draw:marker-start-width="0.352cm" draw:marker-end="Arrowheads_20_7" draw:marker-end-width="0.352cm" draw:textarea-vertical-align="middle" fo:padding-top="0.142cm" fo:padding-bottom="0.142cm" fo:padding-left="0.267cm" fo:padding-right="0.267cm" loext:decorative="false"/>
      <style:paragraph-properties style:writing-mode="lr-tb"/>
    </style:style>
    <style:style style:name="gr32" style:family="graphic" style:parent-style-name="objectwithoutfill">
      <style:graphic-properties draw:stroke="solid" svg:stroke-width="0.035cm" svg:stroke-color="#000000" draw:marker-start-width="0.252cm" draw:marker-end="Arrowheads_20_8" draw:marker-end-width="0.352cm" draw:fill="none" draw:textarea-vertical-align="middle" fo:padding-top="0.142cm" fo:padding-bottom="0.142cm" fo:padding-left="0.267cm" fo:padding-right="0.267cm" loext:decorative="false"/>
      <style:paragraph-properties style:writing-mode="lr-tb"/>
    </style:style>
    <style:style style:name="gr33" style:family="graphic" style:parent-style-name="standard">
      <style:graphic-properties draw:stroke="solid" svg:stroke-width="0.035cm" svg:stroke-color="#000000" draw:marker-start="Arrowheads_20_6" draw:marker-start-width="0.352cm" draw:marker-end="Arrowheads_20_7" draw:marker-end-width="0.352cm" draw:textarea-vertical-align="middle" fo:padding-top="0.142cm" fo:padding-bottom="0.142cm" fo:padding-left="0.267cm" fo:padding-right="0.267cm" loext:decorative="false"/>
    </style:style>
    <style:style style:name="gr34" style:family="graphic" style:parent-style-name="standard">
      <style:graphic-properties draw:stroke="dash" draw:stroke-dash="Long_20_Dot_20__28_Rounded_29_" svg:stroke-width="0.081cm" svg:stroke-color="#666666" draw:marker-start="Arrowheads_20_10" draw:marker-start-width="0.421cm" draw:marker-end="Arrowheads_20_11" draw:marker-end-width="0.421cm" svg:stroke-linecap="round" draw:textarea-vertical-align="middle" fo:padding-top="0.165cm" fo:padding-bottom="0.165cm" fo:padding-left="0.29cm" fo:padding-right="0.29cm" loext:decorative="false"/>
      <style:paragraph-properties style:writing-mode="lr-tb"/>
    </style:style>
    <style:style style:name="gr35" style:family="graphic" style:parent-style-name="objectwithoutfill">
      <style:graphic-properties svg:stroke-width="0.106cm" svg:stroke-color="#000000" draw:marker-start-width="0.358cm" draw:marker-end-width="0.358cm" svg:stroke-linecap="round" draw:fill="none" draw:textarea-vertical-align="middle" fo:padding-top="0.177cm" fo:padding-bottom="0.177cm" fo:padding-left="0.302cm" fo:padding-right="0.302cm" loext:decorative="false"/>
      <style:paragraph-properties style:writing-mode="lr-tb"/>
    </style:style>
    <style:style style:name="gr36" style:family="graphic" style:parent-style-name="objectwithoutfill">
      <style:graphic-properties svg:stroke-width="0.106cm" svg:stroke-color="#000000" draw:marker-start-width="0.358cm" draw:marker-end="Arrowheads_20_14" draw:marker-end-width="0.458cm" draw:fill="none" draw:textarea-vertical-align="middle" fo:padding-top="0.177cm" fo:padding-bottom="0.177cm" fo:padding-left="0.302cm" fo:padding-right="0.302cm" loext:decorative="false"/>
    </style:style>
    <style:style style:name="gr37" style:family="graphic" style:parent-style-name="objectwithoutfill">
      <style:graphic-properties draw:stroke="solid" svg:stroke-width="0.035cm" svg:stroke-color="#000000" draw:marker-start-width="0.252cm" draw:marker-end="Arrowheads_20_16" draw:marker-end-width="0.352cm" draw:fill="none" draw:textarea-vertical-align="middle" fo:padding-top="0.142cm" fo:padding-bottom="0.142cm" fo:padding-left="0.267cm" fo:padding-right="0.267cm" loext:decorative="false"/>
    </style:style>
    <style:style style:name="gr38" style:family="graphic" style:parent-style-name="standard">
      <style:graphic-properties draw:stroke="solid" svg:stroke-width="0.035cm" svg:stroke-color="#000000" draw:marker-start="Arrowheads_20_18" draw:marker-start-width="0.352cm" draw:marker-end-width="0.252cm" draw:textarea-vertical-align="middle" fo:padding-top="0.142cm" fo:padding-bottom="0.142cm" fo:padding-left="0.267cm" fo:padding-right="0.267cm" loext:decorative="false"/>
    </style:style>
    <style:style style:name="gr39" style:family="graphic" style:parent-style-name="standard">
      <style:graphic-properties draw:stroke="solid" svg:stroke-width="0.035cm" svg:stroke-color="#000000" draw:marker-start="Arrowheads_20_20" draw:marker-start-width="0.352cm" draw:marker-end-width="0.252cm" draw:textarea-vertical-align="middle" fo:padding-top="0.142cm" fo:padding-bottom="0.142cm" fo:padding-left="0.267cm" fo:padding-right="0.267cm" loext:decorative="false"/>
    </style:style>
    <style:style style:name="gr40" style:family="graphic" style:parent-style-name="standard">
      <style:graphic-properties draw:stroke="none" draw:fill="none" draw:textarea-horizontal-align="justify" draw:textarea-vertical-align="middle" draw:auto-grow-height="false" fo:min-height="0.5cm" fo:min-width="0.75cm" loext:decorative="false"/>
    </style:style>
    <style:style style:name="gr41" style:family="graphic" style:parent-style-name="standard">
      <style:graphic-properties draw:stroke="none" draw:fill="none" draw:textarea-horizontal-align="justify" draw:textarea-vertical-align="middle" draw:auto-grow-height="false" fo:min-height="0.75cm" fo:min-width="1.5cm" style:writing-mode="lr-tb" loext:decorative="false"/>
      <style:paragraph-properties style:writing-mode="lr-tb"/>
    </style:style>
    <style:style style:name="gr42" style:family="graphic" style:parent-style-name="standard" style:list-style-name="L1">
      <style:graphic-properties draw:stroke="none" svg:stroke-width="0cm" draw:marker-start-width="0.2cm" draw:marker-end-width="0.2cm" draw:fill="none" draw:fill-color="#729fcf" draw:textarea-horizontal-align="justify" draw:textarea-vertical-align="middle" draw:auto-grow-height="false" fo:min-height="0.75cm" fo:min-width="1.5cm" fo:padding-top="0.125cm" fo:padding-bottom="0.125cm" fo:padding-left="0.25cm" fo:padding-right="0.25cm" style:writing-mode="lr-tb" loext:decorative="false"/>
      <style:paragraph-properties style:writing-mode="lr-tb"/>
    </style:style>
    <style:style style:name="gr43" style:family="graphic" style:parent-style-name="standard">
      <style:graphic-properties draw:stroke="none" draw:fill="none" draw:textarea-horizontal-align="justify" draw:textarea-vertical-align="middle" draw:auto-grow-height="false" fo:min-height="0.75cm" fo:min-width="1.25cm" style:writing-mode="lr-tb" loext:decorative="false"/>
      <style:paragraph-properties style:writing-mode="lr-tb"/>
    </style:style>
    <style:style style:name="gr44" style:family="graphic" style:parent-style-name="standard">
      <style:graphic-properties draw:stroke="dash" draw:stroke-dash="Long_20_Dot_20__28_Rounded_29_" svg:stroke-width="0.081cm" svg:stroke-color="#666666" draw:marker-start="Arrowheads_20_23" draw:marker-start-width="0.421cm" draw:marker-end="Arrowheads_20_24" draw:marker-end-width="0.421cm" svg:stroke-linecap="round" draw:textarea-vertical-align="middle" fo:padding-top="0.165cm" fo:padding-bottom="0.165cm" fo:padding-left="0.29cm" fo:padding-right="0.29cm" loext:decorative="false"/>
    </style:style>
    <style:style style:name="gr4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46" style:family="graphic" style:parent-style-name="standard">
      <style:graphic-properties draw:stroke="none" draw:fill="none" draw:textarea-horizontal-align="justify" draw:textarea-vertical-align="middle" draw:auto-grow-height="false" fo:min-height="0.75cm" fo:min-width="1cm" style:writing-mode="lr-tb" loext:decorative="false"/>
      <style:paragraph-properties style:writing-mode="lr-tb"/>
    </style:style>
    <style:style style:name="gr47" style:family="graphic" style:parent-style-name="standard">
      <style:graphic-properties draw:stroke="solid" svg:stroke-width="0.035cm" svg:stroke-color="#000000" draw:marker-start="Arrowheads_20_19" draw:marker-start-width="0.352cm" draw:marker-end-width="0.252cm" draw:textarea-vertical-align="middle" fo:padding-top="0.142cm" fo:padding-bottom="0.142cm" fo:padding-left="0.267cm" fo:padding-right="0.267cm" loext:decorative="false"/>
    </style:style>
    <style:style style:name="gr48" style:family="graphic" style:parent-style-name="objectwithoutfill">
      <style:graphic-properties svg:stroke-width="0.035cm" svg:stroke-color="#000000" draw:marker-start-width="0.252cm" draw:marker-end="Arrowheads_20_30" draw:marker-end-width="0.352cm" draw:fill="none" draw:textarea-vertical-align="middle" fo:padding-top="0.142cm" fo:padding-bottom="0.142cm" fo:padding-left="0.267cm" fo:padding-right="0.267cm" loext:decorative="false"/>
      <style:paragraph-properties style:writing-mode="lr-tb"/>
    </style:style>
    <style:style style:name="gr49" style:family="graphic" style:parent-style-name="objectwithoutfill">
      <style:graphic-properties svg:stroke-width="0.035cm" svg:stroke-color="#000000" draw:marker-start-width="0.252cm" draw:marker-end="Arrowheads_20_31" draw:marker-end-width="0.352cm" draw:fill="none" draw:textarea-vertical-align="middle" fo:padding-top="0.142cm" fo:padding-bottom="0.142cm" fo:padding-left="0.267cm" fo:padding-right="0.267cm" loext:decorative="false"/>
      <style:paragraph-properties style:writing-mode="lr-tb"/>
    </style:style>
    <style:style style:name="gr50"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13.716cm" fo:min-width="11.216cm" fo:padding-top="0.142cm" fo:padding-bottom="0.142cm" fo:padding-left="0.267cm" fo:padding-right="0.267cm" style:writing-mode="lr-tb" loext:decorative="false"/>
      <style:paragraph-properties style:writing-mode="lr-tb"/>
    </style:style>
    <style:style style:name="gr51" style:family="graphic" style:parent-style-name="standard">
      <style:graphic-properties svg:stroke-width="0.106cm" svg:stroke-color="#000000" draw:marker-start="Arrowheads_20_35" draw:marker-start-width="0.458cm" draw:marker-end="Arrowheads_20_36" draw:marker-end-width="0.458cm" draw:fill-color="#000000" draw:textarea-vertical-align="middle" fo:padding-top="0.177cm" fo:padding-bottom="0.177cm" fo:padding-left="0.302cm" fo:padding-right="0.302cm" loext:decorative="false"/>
    </style:style>
    <style:style style:name="gr52" style:family="graphic" style:parent-style-name="standard">
      <style:graphic-properties draw:stroke="solid" svg:stroke-width="0.106cm" svg:stroke-color="#000000" draw:marker-start="Arrowheads_20_21" draw:marker-start-width="0.458cm" draw:marker-end="Arrowheads_20_22" draw:marker-end-width="0.458cm" draw:textarea-vertical-align="middle" fo:padding-top="0.177cm" fo:padding-bottom="0.177cm" fo:padding-left="0.302cm" fo:padding-right="0.302cm" loext:decorative="false"/>
    </style:style>
    <style:style style:name="gr53" style:family="graphic" style:parent-style-name="standard">
      <style:graphic-properties draw:stroke="none" svg:stroke-color="#000000" draw:fill-color="#cccccc" draw:textarea-horizontal-align="justify" draw:textarea-vertical-align="top" draw:auto-grow-height="false" fo:min-height="7.5cm" fo:min-width="7.75cm" style:writing-mode="lr-tb" loext:decorative="false"/>
      <style:paragraph-properties style:writing-mode="lr-tb"/>
    </style:style>
    <style:style style:name="gr54" style:family="graphic" style:parent-style-name="objectwithoutfill">
      <style:graphic-properties svg:stroke-width="0.106cm" svg:stroke-color="#000000" draw:marker-start-width="0.358cm" draw:marker-end="Arrowheads_20_14" draw:marker-end-width="0.458cm" svg:stroke-linecap="round" draw:fill="none" draw:textarea-vertical-align="middle" fo:padding-top="0.177cm" fo:padding-bottom="0.177cm" fo:padding-left="0.302cm" fo:padding-right="0.302cm" loext:decorative="false"/>
    </style:style>
    <style:style style:name="gr55" style:family="graphic" style:parent-style-name="standard">
      <style:graphic-properties draw:stroke="dash" draw:stroke-dash="Double_20_Dash_20__28_Rounded_29_" svg:stroke-width="0.035cm" svg:stroke-color="#999999" draw:marker-start-width="0.252cm" draw:marker-end-width="0.252cm" svg:stroke-linecap="round" draw:fill="none" draw:textarea-horizontal-align="justify" draw:textarea-vertical-align="bottom" draw:auto-grow-height="false" fo:min-height="10.966cm" fo:min-width="10.716cm" fo:padding-top="0.142cm" fo:padding-bottom="0.142cm" fo:padding-left="0.267cm" fo:padding-right="0.267cm" style:writing-mode="lr-tb" loext:decorative="false"/>
      <style:paragraph-properties style:writing-mode="lr-tb"/>
    </style:style>
    <style:style style:name="gr56" style:family="graphic" style:parent-style-name="standard">
      <style:graphic-properties draw:stroke="none" draw:fill="none" draw:textarea-horizontal-align="justify" draw:textarea-vertical-align="middle" draw:auto-grow-height="false" fo:min-height="1.75cm" fo:min-width="21.93cm" style:writing-mode="lr-tb" loext:decorative="false"/>
      <style:paragraph-properties style:writing-mode="lr-tb"/>
    </style:style>
    <style:style style:name="gr5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58"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5cm" fo:padding-top="0.152cm" fo:padding-bottom="0.152cm" fo:padding-left="0.277cm" fo:padding-right="0.277cm" style:writing-mode="lr-tb" loext:decorative="false"/>
      <style:paragraph-properties style:writing-mode="lr-tb"/>
    </style:style>
    <style:style style:name="gr59"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60" style:family="graphic" style:parent-style-name="standard">
      <style:graphic-properties svg:stroke-width="0.035cm" svg:stroke-color="#000000" draw:marker-start="Arrowheads_20_37" draw:marker-start-width="0.352cm" draw:marker-end-width="0.252cm" draw:fill-color="#000000" draw:textarea-vertical-align="middle" fo:padding-top="0.142cm" fo:padding-bottom="0.142cm" fo:padding-left="0.267cm" fo:padding-right="0.267cm" loext:decorative="false"/>
      <style:paragraph-properties style:writing-mode="lr-tb"/>
    </style:style>
    <style:style style:name="gr61"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62" style:family="graphic" style:parent-style-name="objectwithoutfill">
      <style:graphic-properties draw:stroke="dash" draw:stroke-dash="Long_20_Dot_20__28_Rounded_29_" svg:stroke-width="0.081cm" svg:stroke-color="#666666" draw:marker-start-width="0.321cm" draw:marker-end-width="0.321cm" svg:stroke-linecap="round" draw:fill="none" draw:textarea-vertical-align="middle" fo:padding-top="0.165cm" fo:padding-bottom="0.165cm" fo:padding-left="0.29cm" fo:padding-right="0.29cm" loext:decorative="false"/>
    </style:style>
    <style:style style:name="gr63" style:family="graphic" style:parent-style-name="objectwithoutfill">
      <style:graphic-properties draw:stroke="dash" draw:stroke-dash="Long_20_Dot_20__28_Rounded_29_" svg:stroke-width="0.081cm" svg:stroke-color="#666666" draw:marker-start-width="0.321cm" draw:marker-end="Arrowheads_20_25" draw:marker-end-width="0.421cm" svg:stroke-linecap="round" draw:fill="none" draw:textarea-vertical-align="middle" fo:padding-top="0.165cm" fo:padding-bottom="0.165cm" fo:padding-left="0.29cm" fo:padding-right="0.29cm" loext:decorative="false"/>
    </style:style>
    <style:style style:name="gr64"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3.946cm" fo:padding-top="0.152cm" fo:padding-bottom="0.152cm" fo:padding-left="0.277cm" fo:padding-right="0.277cm" style:writing-mode="lr-tb" loext:decorative="false"/>
      <style:paragraph-properties style:writing-mode="lr-tb"/>
    </style:style>
    <style:style style:name="gr6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66" style:family="graphic" style:parent-style-name="standard">
      <style:graphic-properties svg:stroke-width="0.035cm" svg:stroke-color="#000000" draw:marker-start="Arrowheads_20_38" draw:marker-start-width="0.352cm" draw:marker-end-width="0.252cm" draw:textarea-vertical-align="middle" fo:padding-top="0.142cm" fo:padding-bottom="0.142cm" fo:padding-left="0.267cm" fo:padding-right="0.267cm" loext:decorative="false"/>
      <style:paragraph-properties style:writing-mode="lr-tb"/>
    </style:style>
    <style:style style:name="gr67" style:family="graphic" style:parent-style-name="objectwithoutfill">
      <style:graphic-properties svg:stroke-width="0.035cm" svg:stroke-color="#000000" draw:marker-start-width="0.252cm" draw:marker-end-width="0.252cm" svg:stroke-linecap="round" draw:fill="none" draw:textarea-vertical-align="middle" fo:padding-top="0.142cm" fo:padding-bottom="0.142cm" fo:padding-left="0.267cm" fo:padding-right="0.267cm" loext:decorative="false"/>
    </style:style>
    <style:style style:name="P1" style:family="paragraph">
      <style:paragraph-properties fo:text-align="start" style:writing-mode="lr-tb"/>
      <style:text-properties fo:font-size="14pt" fo:font-weight="bold" style:font-weight-asian="bold" style:font-weight-complex="bold"/>
    </style:style>
    <style:style style:name="P2" style:family="paragraph">
      <loext:graphic-properties draw:fill="none"/>
      <style:paragraph-properties fo:text-align="start" style:writing-mode="lr-tb"/>
      <style:text-properties fo:font-size="14pt" fo:font-weight="bold" style:font-weight-asian="bold" style:font-weight-complex="bold"/>
    </style:style>
    <style:style style:name="P3" style:family="paragraph">
      <style:paragraph-properties fo:text-align="center" style:writing-mode="lr-tb"/>
      <style:text-properties fo:font-size="10pt"/>
    </style:style>
    <style:style style:name="P4" style:family="paragraph">
      <loext:graphic-properties draw:fill="solid" draw:fill-color="#ffff00" draw:opacity="100%"/>
      <style:paragraph-properties fo:text-align="center" style:writing-mode="lr-tb"/>
      <style:text-properties fo:font-size="10pt"/>
    </style:style>
    <style:style style:name="P5" style:family="paragraph">
      <style:paragraph-properties fo:margin-left="0cm" fo:margin-right="0cm" fo:text-align="center" fo:text-indent="0cm" style:writing-mode="lr-tb"/>
      <style:text-properties fo:color="#000000" loext:opacity="100%" style:font-name="Liberation Sans" fo:font-size="10pt" style:letter-kerning="true" style:font-name-asian="Noto Sans CJK SC" style:font-size-asian="18pt" style:font-name-complex="Lohit Devanagari" style:font-size-complex="18pt"/>
    </style:style>
    <style:style style:name="P6" style:family="paragraph">
      <loext:graphic-properties draw:fill="solid" draw:fill-color="#ffffff" draw:opacity="100%"/>
      <style:paragraph-properties fo:margin-left="0cm" fo:margin-right="0cm" fo:text-align="center" fo:text-indent="0cm" style:writing-mode="lr-tb"/>
      <style:text-properties fo:color="#000000" loext:opacity="100%" style:font-name="Liberation Sans" fo:font-size="10pt" style:letter-kerning="true" style:font-name-asian="Noto Sans CJK SC" style:font-size-asian="18pt" style:font-name-complex="Lohit Devanagari" style:font-size-complex="18pt"/>
    </style:style>
    <style:style style:name="P7" style:family="paragraph">
      <style:paragraph-properties fo:margin-left="0cm" fo:margin-right="0cm" fo:text-align="center" fo:text-indent="0cm" style:writing-mode="lr-tb"/>
      <style:text-properties fo:color="#000000" loext:opacity="100%" fo:font-size="10pt"/>
    </style:style>
    <style:style style:name="P8" style:family="paragraph">
      <loext:graphic-properties draw:fill="solid" draw:fill-color="#ffffff" draw:opacity="100%"/>
      <style:paragraph-properties fo:margin-left="0cm" fo:margin-right="0cm" fo:text-align="center" fo:text-indent="0cm" style:writing-mode="lr-tb"/>
      <style:text-properties fo:color="#000000" loext:opacity="100%" fo:font-size="10pt"/>
    </style:style>
    <style:style style:name="P9" style:family="paragraph">
      <style:paragraph-properties fo:margin-left="0cm" fo:margin-right="0cm" fo:margin-top="0cm" fo:margin-bottom="0cm" fo:line-height="100%" fo:text-align="center" fo:text-indent="0cm" style:writing-mode="lr-tb"/>
      <style:text-properties fo:font-size="10pt"/>
    </style:style>
    <style:style style:name="P10" style:family="paragraph">
      <style:paragraph-properties fo:margin-left="0cm" fo:margin-right="0cm" fo:margin-top="0cm" fo:margin-bottom="0cm" fo:line-height="100%" fo:text-align="center" fo:text-indent="0cm" style:writing-mode="lr-tb"/>
      <style:text-properties fo:color="#000000" loext:opacity="100%" fo:font-size="10pt"/>
    </style:style>
    <style:style style:name="P11" style:family="paragraph">
      <loext:graphic-properties draw:fill="solid" draw:fill-color="#ffffff" draw:opacity="100%"/>
      <style:paragraph-properties fo:text-align="center" style:writing-mode="lr-tb"/>
      <style:text-properties fo:color="#000000" loext:opacity="100%" fo:font-size="10pt"/>
    </style:style>
    <style:style style:name="P12" style:family="paragraph">
      <style:paragraph-properties fo:text-align="center" style:writing-mode="lr-tb"/>
      <style:text-properties fo:color="#ffffff" loext:opacity="100%" fo:font-size="10pt" fo:font-weight="bold" style:font-weight-asian="bold" style:font-weight-complex="bold"/>
    </style:style>
    <style:style style:name="P13" style:family="paragraph">
      <loext:graphic-properties draw:fill="solid" draw:fill-color="#000000" draw:opacity="100%"/>
      <style:paragraph-properties fo:text-align="center" style:writing-mode="lr-tb"/>
      <style:text-properties fo:color="#ffffff" loext:opacity="100%" fo:font-size="10pt" fo:font-weight="bold" style:font-weight-asian="bold" style:font-weight-complex="bold"/>
    </style:style>
    <style:style style:name="P14" style:family="paragraph">
      <style:paragraph-properties fo:text-align="start" style:writing-mode="lr-tb"/>
      <style:text-properties fo:font-size="14pt"/>
    </style:style>
    <style:style style:name="P15" style:family="paragraph">
      <loext:graphic-properties draw:fill="none"/>
      <style:paragraph-properties fo:text-align="start" style:writing-mode="lr-tb"/>
      <style:text-properties fo:font-size="14pt"/>
    </style:style>
    <style:style style:name="P16" style:family="paragraph">
      <style:paragraph-properties fo:text-align="center" style:writing-mode="lr-tb"/>
      <style:text-properties fo:font-size="14pt" style:font-size-asian="14pt" style:font-size-complex="14pt"/>
    </style:style>
    <style:style style:name="P17" style:family="paragraph">
      <loext:graphic-properties draw:fill="none"/>
      <style:paragraph-properties fo:text-align="center" style:writing-mode="lr-tb"/>
      <style:text-properties fo:font-size="14pt" style:font-size-asian="14pt" style:font-size-complex="14pt"/>
    </style:style>
    <style:style style:name="P18" style:family="paragraph">
      <style:paragraph-properties fo:text-align="center" style:writing-mode="lr-tb"/>
      <style:text-properties fo:font-size="14pt" fo:font-weight="bold" fo:background-color="#ffffff" style:font-weight-asian="bold" style:font-weight-complex="bold"/>
    </style:style>
    <style:style style:name="P19" style:family="paragraph">
      <loext:graphic-properties draw:fill="none"/>
      <style:paragraph-properties fo:text-align="center" style:writing-mode="lr-tb"/>
      <style:text-properties fo:font-size="14pt" fo:font-weight="bold" fo:background-color="#ffffff" style:font-weight-asian="bold" style:font-weight-complex="bold"/>
    </style:style>
    <style:style style:name="P20" style:family="paragraph">
      <style:paragraph-properties fo:text-align="center" style:writing-mode="lr-tb"/>
      <style:text-properties fo:font-size="14pt" fo:font-weight="bold" style:font-weight-asian="bold" style:font-weight-complex="bold"/>
    </style:style>
    <style:style style:name="P21" style:family="paragraph">
      <loext:graphic-properties draw:fill="none"/>
      <style:paragraph-properties fo:text-align="center" style:writing-mode="lr-tb"/>
      <style:text-properties fo:font-size="14pt" fo:font-weight="bold" style:font-weight-asian="bold" style:font-weight-complex="bold"/>
    </style:style>
    <style:style style:name="P22" style:family="paragraph">
      <style:paragraph-properties fo:text-align="center"/>
    </style:style>
    <style:style style:name="P23" style:family="paragraph">
      <style:paragraph-properties fo:text-align="center"/>
      <style:text-properties fo:font-size="9pt" style:font-size-asian="9pt" style:font-size-complex="9pt"/>
    </style:style>
    <style:style style:name="P24" style:family="paragraph">
      <style:paragraph-properties fo:text-align="end"/>
    </style:style>
    <style:style style:name="P25" style:family="paragraph">
      <style:paragraph-properties fo:text-align="end"/>
      <style:text-properties fo:font-size="9pt" style:font-size-asian="9pt" style:font-size-complex="9pt"/>
    </style:style>
    <style:style style:name="P26" style:family="paragraph">
      <loext:graphic-properties draw:fill="none"/>
      <style:paragraph-properties fo:text-align="end"/>
      <style:text-properties fo:font-size="9pt"/>
    </style:style>
    <style:style style:name="P27" style:family="paragraph">
      <style:paragraph-properties fo:text-align="start"/>
    </style:style>
    <style:style style:name="P28" style:family="paragraph">
      <loext:graphic-properties draw:fill="none"/>
      <style:paragraph-properties fo:text-align="start"/>
      <style:text-properties fo:font-size="9pt"/>
    </style:style>
    <style:style style:name="P29" style:family="paragraph">
      <loext:graphic-properties draw:fill="none"/>
      <style:paragraph-properties fo:text-align="center"/>
    </style:style>
    <style:style style:name="P30" style:family="paragraph">
      <loext:graphic-properties draw:fill="none"/>
      <style:paragraph-properties fo:text-align="end"/>
      <style:text-properties fo:font-size="9pt" style:font-size-asian="9pt" style:font-size-complex="9pt"/>
    </style:style>
    <style:style style:name="P31" style:family="paragraph">
      <style:paragraph-properties fo:text-align="center" style:writing-mode="lr-tb"/>
      <style:text-properties fo:font-size="9pt" style:font-size-asian="9pt" style:font-size-complex="9pt"/>
    </style:style>
    <style:style style:name="P32" style:family="paragraph">
      <loext:graphic-properties draw:fill="none"/>
      <style:paragraph-properties fo:text-align="center" style:writing-mode="lr-tb"/>
      <style:text-properties fo:font-size="9pt" style:font-size-asian="9pt" style:font-size-complex="9pt"/>
    </style:style>
    <style:style style:name="P33" style:family="paragraph">
      <style:paragraph-properties fo:margin-left="0cm" fo:margin-right="0cm" fo:text-align="center" fo:text-indent="0cm" style:writing-mode="lr-tb"/>
      <style:text-properties style:use-window-font-color="true" loext:opacity="0%" style:font-name="Liberation Sans" fo:font-size="9pt" style:letter-kerning="true" style:font-name-asian="Noto Sans CJK SC" style:font-size-asian="9pt" style:font-name-complex="Lohit Devanagari" style:font-size-complex="9pt"/>
    </style:style>
    <style:style style:name="P34" style:family="paragraph">
      <loext:graphic-properties draw:fill="none" draw:fill-color="#729fcf"/>
      <style:paragraph-properties fo:margin-left="0cm" fo:margin-right="0cm" fo:text-align="center" fo:text-indent="0cm" style:writing-mode="lr-tb"/>
      <style:text-properties style:use-window-font-color="true" loext:opacity="0%" style:font-name="Liberation Sans" fo:font-size="9pt" style:letter-kerning="true" style:font-name-asian="Noto Sans CJK SC" style:font-size-asian="9pt" style:font-name-complex="Lohit Devanagari" style:font-size-complex="9pt"/>
    </style:style>
    <style:style style:name="P35" style:family="paragraph">
      <loext:graphic-properties draw:fill="none"/>
      <style:paragraph-properties fo:text-align="center"/>
      <style:text-properties fo:font-size="9pt" style:font-size-asian="9pt" style:font-size-complex="9pt"/>
    </style:style>
    <style:style style:name="P36" style:family="paragraph">
      <style:paragraph-properties fo:text-align="end" style:writing-mode="lr-tb"/>
      <style:text-properties fo:font-size="14pt" fo:font-weight="bold" fo:background-color="#ffffff" style:font-weight-asian="bold" style:font-weight-complex="bold"/>
    </style:style>
    <style:style style:name="P37" style:family="paragraph">
      <loext:graphic-properties draw:fill="none"/>
      <style:paragraph-properties fo:text-align="end" style:writing-mode="lr-tb"/>
      <style:text-properties fo:font-size="14pt" fo:font-weight="bold" fo:background-color="#ffffff" style:font-weight-asian="bold" style:font-weight-complex="bold"/>
    </style:style>
    <style:style style:name="P38" style:family="paragraph">
      <loext:graphic-properties draw:fill-color="#000000"/>
      <style:paragraph-properties fo:text-align="center"/>
    </style:style>
    <style:style style:name="P39" style:family="paragraph">
      <style:paragraph-properties fo:text-align="end" style:writing-mode="lr-tb"/>
    </style:style>
    <style:style style:name="P40" style:family="paragraph">
      <style:paragraph-properties fo:text-align="center" style:writing-mode="lr-tb"/>
      <style:text-properties fo:font-size="12pt" fo:font-style="italic" style:font-size-asian="12pt" style:font-size-complex="12pt"/>
    </style:style>
    <style:style style:name="P41" style:family="paragraph">
      <style:paragraph-properties fo:text-align="justify" style:writing-mode="lr-tb"/>
      <style:text-properties fo:font-size="12pt" fo:font-style="italic" style:font-size-asian="12pt" style:font-size-complex="12pt"/>
    </style:style>
    <style:style style:name="P42" style:family="paragraph">
      <loext:graphic-properties draw:fill-color="#cccccc"/>
      <style:paragraph-properties fo:text-align="center" style:writing-mode="lr-tb"/>
      <style:text-properties fo:font-size="12pt" fo:font-style="italic" style:font-size-asian="12pt" style:font-size-complex="12pt"/>
    </style:style>
    <style:style style:name="P43" style:family="paragraph">
      <style:paragraph-properties fo:text-align="start" style:writing-mode="lr-tb"/>
      <style:text-properties fo:color="#808080" loext:opacity="100%" fo:font-size="14pt" fo:font-style="italic" style:font-style-asian="italic" style:font-style-complex="italic"/>
    </style:style>
    <style:style style:name="P44" style:family="paragraph">
      <loext:graphic-properties draw:fill="none"/>
      <style:paragraph-properties fo:text-align="start" style:writing-mode="lr-tb"/>
      <style:text-properties fo:color="#808080" loext:opacity="100%" fo:font-size="14pt" fo:font-style="italic" style:font-style-asian="italic" style:font-style-complex="italic"/>
    </style:style>
    <style:style style:name="P45" style:family="paragraph">
      <style:paragraph-properties fo:text-align="end" style:writing-mode="lr-tb"/>
      <style:text-properties style:font-name="DejaVu Sans" fo:font-weight="bold" style:font-weight-asian="bold" style:font-weight-complex="bold"/>
    </style:style>
    <style:style style:name="P46" style:family="paragraph">
      <loext:graphic-properties draw:fill="none"/>
      <style:paragraph-properties fo:text-align="end" style:writing-mode="lr-tb"/>
      <style:text-properties style:font-name="DejaVu Sans" fo:font-weight="bold" style:font-weight-asian="bold" style:font-weight-complex="bold"/>
    </style:style>
    <style:style style:name="P47" style:family="paragraph">
      <loext:graphic-properties draw:fill="solid" draw:fill-color="#ffffff" draw:opacity="100%"/>
      <style:paragraph-properties fo:margin-left="0cm" fo:margin-right="0cm" fo:margin-top="0cm" fo:margin-bottom="0cm" fo:line-height="100%" fo:text-align="center" fo:text-indent="0cm" style:writing-mode="lr-tb"/>
      <style:text-properties fo:color="#000000" loext:opacity="100%" fo:font-size="10pt"/>
    </style:style>
    <style:style style:name="P48" style:family="paragraph">
      <loext:graphic-properties draw:fill-color="#000000"/>
      <style:paragraph-properties fo:text-align="center"/>
      <style:text-properties fo:color="#000000" loext:opacity="100%" fo:font-size="9pt" style:font-size-asian="9pt" style:font-size-complex="9pt"/>
    </style:style>
    <style:style style:name="P49" style:family="paragraph">
      <loext:graphic-properties draw:fill="none"/>
      <style:paragraph-properties fo:text-align="start"/>
      <style:text-properties fo:font-size="9pt" style:font-size-asian="9pt" style:font-size-complex="9pt"/>
    </style:style>
    <style:style style:name="T1" style:family="text">
      <style:text-properties fo:font-size="14pt" fo:font-weight="bold" style:font-weight-asian="bold" style:font-weight-complex="bold"/>
    </style:style>
    <style:style style:name="T2" style:family="text">
      <style:text-properties fo:font-size="10pt"/>
    </style:style>
    <style:style style:name="T3" style:family="text">
      <style:text-properties fo:font-size="10pt" fo:font-style="italic" style:font-style-asian="italic" style:font-style-complex="italic"/>
    </style:style>
    <style:style style:name="T4" style:family="text">
      <style:text-properties fo:color="#000000" loext:opacity="100%" style:font-name="Liberation Sans" fo:font-size="10pt" style:letter-kerning="true" style:font-name-asian="Noto Sans CJK SC" style:font-size-asian="18pt" style:font-name-complex="Lohit Devanagari" style:font-size-complex="18pt"/>
    </style:style>
    <style:style style:name="T5" style:family="text">
      <style:text-properties fo:color="#000000" loext:opacity="100%" style:font-name="Liberation Sans" fo:font-size="10pt" fo:font-style="italic" style:letter-kerning="true" style:font-name-asian="Noto Sans CJK SC" style:font-size-asian="18pt" style:font-style-asian="italic" style:font-name-complex="Lohit Devanagari" style:font-size-complex="18pt" style:font-style-complex="italic"/>
    </style:style>
    <style:style style:name="T6" style:family="text">
      <style:text-properties fo:color="#ffffff" loext:opacity="100%" fo:font-size="10pt" fo:font-weight="bold" style:font-weight-asian="bold" style:font-weight-complex="bold"/>
    </style:style>
    <style:style style:name="T7" style:family="text">
      <style:text-properties fo:font-size="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4pt" fo:font-weight="bold" fo:background-color="#ffffff" style:font-weight-asian="bold" style:font-weight-complex="bold"/>
    </style:style>
    <style:style style:name="T11" style:family="text">
      <style:text-properties fo:font-size="9pt" style:font-size-asian="9pt" style:font-size-complex="9pt"/>
    </style:style>
    <style:style style:name="T12" style:family="text">
      <style:text-properties fo:font-size="9pt"/>
    </style:style>
    <style:style style:name="T13" style:family="text">
      <style:text-properties fo:font-size="9pt" fo:font-weight="bold" style:font-weight-asian="bold" style:font-weight-complex="bold"/>
    </style:style>
    <style:style style:name="T14" style:family="text">
      <style:text-properties style:text-position="0% 100%" fo:font-size="9pt" fo:font-weight="bold" style:font-weight-asian="bold" style:font-weight-complex="bold"/>
    </style:style>
    <style:style style:name="T15" style:family="text">
      <style:text-properties style:use-window-font-color="true" loext:opacity="0%" style:font-name="Liberation Sans" fo:font-size="9pt" style:letter-kerning="true" style:font-name-asian="Noto Sans CJK SC" style:font-size-asian="9pt" style:font-name-complex="Lohit Devanagari" style:font-size-complex="9pt"/>
    </style:style>
    <style:style style:name="T16" style:family="text">
      <style:text-properties style:text-position="0% 100%" fo:font-size="9pt" style:font-size-asian="9pt" style:font-size-complex="9pt"/>
    </style:style>
    <style:style style:name="T17" style:family="text">
      <style:text-properties fo:font-size="9pt" fo:font-style="italic" style:font-size-asian="9pt" style:font-style-asian="italic" style:font-size-complex="9pt" style:font-style-complex="italic"/>
    </style:style>
    <style:style style:name="T18" style:family="text">
      <style:text-properties fo:font-size="10.5pt" fo:font-style="italic" style:text-underline-style="solid" style:text-underline-width="auto" style:text-underline-color="font-color" fo:font-weight="bold" style:font-size-asian="10.5pt" style:font-weight-asian="bold" style:font-size-complex="10.5pt" style:font-weight-complex="bold"/>
    </style:style>
    <style:style style:name="T19" style:family="text">
      <style:text-properties fo:font-size="12pt" fo:font-style="italic" style:font-size-asian="12pt" style:font-size-complex="12pt"/>
    </style:style>
    <style:style style:name="T20" style:family="text">
      <style:text-properties fo:font-size="10.5pt" fo:font-style="italic" style:font-size-asian="10.5pt" style:font-size-complex="10.5pt"/>
    </style:style>
    <style:style style:name="T21" style:family="text">
      <style:text-properties fo:color="#808080" loext:opacity="100%" fo:font-size="14pt" fo:font-style="italic" style:font-style-asian="italic" style:font-style-complex="italic"/>
    </style:style>
    <style:style style:name="T22" style:family="text">
      <style:text-properties style:font-name="DejaVu Sans" fo:font-size="40pt" fo:font-weight="bold" style:font-size-asian="40pt" style:font-weight-asian="bold" style:font-size-complex="40pt" style:font-weight-complex="bold"/>
    </style:style>
    <style:style style:name="T23" style:family="text">
      <style:text-properties style:font-name="DejaVu Sans" fo:font-size="16pt" fo:font-style="italic" fo:font-weight="bold" style:font-size-asian="16pt" style:font-style-asian="italic" style:font-weight-asian="bold" style:font-size-complex="16pt" style:font-style-complex="italic" style:font-weight-complex="bold"/>
    </style:style>
    <style:style style:name="T24" style:family="text">
      <style:text-properties fo:color="#000000" loext:opacity="100%" fo:font-size="9pt" style:font-size-asian="9pt" style:font-size-complex="9pt"/>
    </style:style>
    <style:style style:name="T25" style:family="text">
      <style:text-properties fo:color="#000000" loext:opacity="100%" style:text-position="-8% 58%" style:font-name="Liberation Sans" fo:font-size="10pt" style:letter-kerning="true" style:font-name-asian="Noto Sans CJK SC" style:font-size-asian="18pt" style:font-name-complex="Lohit Devanagari" style:font-size-complex="18pt"/>
    </style:style>
    <style:style style:name="T26" style:family="text">
      <style:text-properties fo:color="#000000" loext:opacity="100%" style:text-position="0% 100%" style:font-name="Liberation Sans" fo:font-size="10pt" style:letter-kerning="true" style:font-name-asian="Noto Sans CJK SC" style:font-size-asian="18pt" style:font-name-complex="Lohit Devanagari"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8.25cm" svg:height="4.5cm" svg:x="34cm" svg:y="11.65cm">
          <text:p text:style-name="P1"><text:span text:style-name="T1">Shaft Strain</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25.25cm" svg:y="16cm">
          <text:p text:style-name="P3"><text:span text:style-name="T2">Pitot-</text:span><text:span text:style-name="T2">static </text:span><text:span text:style-name="T2">Sys.</text:span></text:p>
          <text:p text:style-name="P3"><text:span text:style-name="T3">RP204</text:span><text:span text:style-name="T3">0</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3cm" svg:height="1.5cm" svg:x="30cm" svg:y="16cm">
          <text:p text:style-name="P5"><text:span text:style-name="T4">Dif. Pres. </text:span><text:span text:style-name="T4">Sens.</text:span></text:p>
          <text:p text:style-name="P5"><text:span text:style-name="T5">ND005D X 4</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3cm" svg:height="1.5cm" svg:x="8.5cm" svg:y="14.75cm">
          <text:p text:style-name="P5"><text:span text:style-name="T4">LIDAR (12m)</text:span></text:p>
          <text:p text:style-name="P5"><text:span text:style-name="T5">TFmini-S</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6cm" svg:y="21.5cm">
          <text:p text:style-name="P3"><text:span text:style-name="T2">Flight Stick</text:span></text:p>
          <text:p text:style-name="P3"><text:span text:style-name="T3">STM32F103C8</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3cm" svg:height="1.5cm" svg:x="1.25cm" svg:y="21.5cm">
          <text:p text:style-name="P5"><text:span text:style-name="T4">Strain Gauge </text:span><text:span text:style-name="T4">Amp</text:span></text:p>
          <text:p text:style-name="P5"><text:span text:style-name="T5">HX711 X 2</text:span></text:p>
          <draw:enhanced-geometry svg:viewBox="0 0 21600 21600" draw:mirror-horizontal="false" draw:mirror-vertical="false" draw:type="rectangle" draw:enhanced-path="M 0 0 L 21600 0 21600 21600 0 21600 0 0 Z N"/>
        </draw:custom-shape>
        <draw:custom-shape draw:style-name="gr6" draw:text-style-name="P4" draw:layer="layout" svg:width="5cm" svg:height="11.5cm" svg:x="14cm" svg:y="5.25cm">
          <text:p text:style-name="P3"><text:span text:style-name="T2">Data </text:span><text:span text:style-name="T2">Aggregator</text:span></text:p>
          <text:p text:style-name="P3"><text:span text:style-name="T3">STM32F412RG</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999cm" svg:height="1.488cm" svg:x="30cm" svg:y="18.75cm">
          <text:p text:style-name="P5"><text:span text:style-name="T4">Orientation</text:span></text:p>
          <text:p text:style-name="P5"><text:span text:style-name="T5">BNO055</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20.75cm" svg:y="14.5cm">
          <text:p text:style-name="P7"><text:span text:style-name="T4">Barometer</text:span></text:p>
          <text:p text:style-name="P7"><text:span text:style-name="T5">DPS310</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20.75cm" svg:y="7.5cm">
          <text:p text:style-name="P7"><text:span text:style-name="T4">GPS</text:span></text:p>
          <text:p text:style-name="P7"><text:span text:style-name="T5">MTK3339</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8.5cm" svg:y="6cm">
          <text:p text:style-name="P3"><text:span text:style-name="T2">RPi Zero</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3cm" svg:height="1.5cm" svg:x="3.75cm" svg:y="6cm">
          <text:p text:style-name="P5"><text:span text:style-name="T4">ANT+ Module</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3cm" svg:height="1.5cm" svg:x="3.75cm" svg:y="8.5cm">
          <text:p text:style-name="P5"><text:span text:style-name="T4">Strain Gauge Amp</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11" draw:text-style-name="P4" draw:layer="layout" svg:width="3cm" svg:height="1.488cm" svg:x="8.5cm" svg:y="8.512cm">
          <text:p text:style-name="P3"><text:span text:style-name="T2">Spar Load</text:span></text:p>
          <text:p text:style-name="P3"><text:span text:style-name="T3">ATtiny85</text:span></text:p>
          <draw:enhanced-geometry svg:viewBox="0 0 21600 21600" draw:mirror-horizontal="false" draw:mirror-vertical="false" draw:type="rectangle" draw:enhanced-path="M 0 0 L 21600 0 21600 21600 0 21600 0 0 Z N"/>
        </draw:custom-shape>
        <draw:custom-shape draw:style-name="gr12" draw:text-style-name="P6" draw:layer="layout" svg:width="3cm" svg:height="1.5cm" svg:x="19.75cm" svg:y="21.5cm">
          <text:p text:style-name="P5"><text:span text:style-name="T4">Dist. Regs.</text:span></text:p>
          <text:p text:style-name="P5"><text:span text:style-name="T5">Servo X 4</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15cm" svg:y="21.5cm">
          <text:p text:style-name="P3"><text:span text:style-name="T2">Control Board</text:span></text:p>
          <text:p text:style-name="P9"><text:span text:style-name="T3">STM32F103C8</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2.999cm" svg:height="1.5cm" svg:x="15.001cm" svg:y="24cm">
          <text:p text:style-name="P5"><text:span text:style-name="T4">Surface Pos.</text:span></text:p>
          <text:p text:style-name="P5"><text:span text:style-name="T5">Potentio. X 4</text:span></text:p>
          <draw:enhanced-geometry svg:viewBox="0 0 21600 21600" draw:mirror-horizontal="false" draw:mirror-vertical="false" draw:type="rectangle" draw:enhanced-path="M 0 0 L 21600 0 21600 21600 0 21600 0 0 Z N"/>
        </draw:custom-shape>
        <draw:custom-shape draw:style-name="gr14" draw:text-style-name="P6" draw:layer="layout" svg:width="2.999cm" svg:height="1.5cm" svg:x="19.75cm" svg:y="24cm">
          <text:p text:style-name="P5"><text:span text:style-name="T4">Indicator Board</text:span></text:p>
          <draw:enhanced-geometry svg:viewBox="0 0 21600 21600" draw:mirror-horizontal="false" draw:mirror-vertical="false" draw:type="rectangle" draw:enhanced-path="M 0 0 L 21600 0 21600 21600 0 21600 0 0 Z N"/>
        </draw:custom-shape>
        <draw:custom-shape draw:style-name="gr15" draw:text-style-name="P6" draw:layer="layout" svg:width="3cm" svg:height="1.5cm" svg:x="34.25cm" svg:y="6.75cm">
          <text:p text:style-name="P5"><text:span text:style-name="T4">Prop. Load</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16" draw:text-style-name="P6" draw:layer="layout" svg:width="3cm" svg:height="1.5cm" svg:x="6cm" svg:y="24cm">
          <text:p text:style-name="P5"><text:span text:style-name="T4">Buttons</text:span></text:p>
          <text:p text:style-name="P5"><text:span text:style-name="T5">X 25</text:span></text:p>
          <draw:enhanced-geometry svg:viewBox="0 0 21600 21600" draw:mirror-horizontal="false" draw:mirror-vertical="false" draw:type="rectangle" draw:enhanced-path="M 0 0 L 21600 0 21600 21600 0 21600 0 0 Z N"/>
        </draw:custom-shape>
        <draw:custom-shape draw:style-name="gr17" draw:text-style-name="P6" draw:layer="layout" svg:width="3cm" svg:height="1.5cm" svg:x="39cm" svg:y="4.25cm">
          <text:p text:style-name="P5"><text:span text:style-name="T4">Actuators</text:span></text:p>
          <text:p text:style-name="P5"><text:span text:style-name="T5">Servo X 2</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39cm" svg:y="6.75cm">
          <text:p text:style-name="P3"><text:span text:style-name="T2">Pitch Controller</text:span></text:p>
          <text:p text:style-name="P3"><text:span text:style-name="T3">ATtiny1616</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3cm" svg:height="1.5cm" svg:x="34.25cm" svg:y="9.15cm">
          <text:p text:style-name="P10"><text:span text:style-name="T5">Telemetry Mod.</text:span></text:p>
          <text:p text:style-name="P10"><text:span text:style-name="T5">nRF24</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20.75cm" svg:y="5.75cm">
          <text:p text:style-name="P7"><text:span text:style-name="T4">Telemetry Mod.</text:span></text:p>
          <text:p text:style-name="P7"><text:span text:style-name="T5">nRF24L01</text:span></text:p>
          <draw:enhanced-geometry svg:viewBox="0 0 21600 21600" draw:mirror-horizontal="false" draw:mirror-vertical="false" draw:type="rectangle" draw:enhanced-path="M 0 0 L 21600 0 21600 21600 0 21600 0 0 Z N"/>
        </draw:custom-shape>
        <draw:custom-shape draw:style-name="gr18" draw:text-style-name="P6" draw:layer="layout" svg:width="3cm" svg:height="1.5cm" svg:x="8.5cm" svg:y="10.75cm">
          <text:p text:style-name="P5"><text:span text:style-name="T4">Shaft Encoder</text:span></text:p>
          <text:p text:style-name="P5"><text:span text:style-name="T5">US5881</text:span></text:p>
          <draw:enhanced-geometry svg:viewBox="0 0 21600 21600" draw:mirror-horizontal="false" draw:mirror-vertical="false" draw:type="rectangle" draw:enhanced-path="M 0 0 L 21600 0 21600 21600 0 21600 0 0 Z N"/>
        </draw:custom-shape>
        <draw:custom-shape draw:style-name="gr19" draw:text-style-name="P13" draw:layer="layout" svg:width="5cm" svg:height="1.5cm" svg:x="14cm" svg:y="1.5cm">
          <text:p text:style-name="P12"><text:span text:style-name="T6">Video System</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3cm" svg:height="1.5cm" svg:x="3.75cm" svg:y="1.5cm">
          <text:p text:style-name="P7"><text:span text:style-name="T4">Heart Rate</text:span></text:p>
          <text:p text:style-name="P7"><text:span text:style-name="T5">X 2</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25.25cm" svg:y="21.5cm">
          <text:p text:style-name="P3"><text:span text:style-name="T2">Battery Monitor</text:span></text:p>
          <text:p text:style-name="P3"><text:span text:style-name="T3">ATmega328</text:span></text:p>
          <draw:enhanced-geometry svg:viewBox="0 0 21600 21600" draw:mirror-horizontal="false" draw:mirror-vertical="false" draw:type="rectangle" draw:enhanced-path="M 0 0 L 21600 0 21600 21600 0 21600 0 0 Z N"/>
        </draw:custom-shape>
        <draw:custom-shape draw:style-name="gr20" draw:text-style-name="P6" draw:layer="layout" svg:width="3cm" svg:height="1.5cm" svg:x="30cm" svg:y="21.5cm">
          <text:p text:style-name="P5"><text:span text:style-name="T4">Ana-Dig. Conv.</text:span></text:p>
          <text:p text:style-name="P5"><text:span text:style-name="T5">MCP3465</text:span></text:p>
          <draw:enhanced-geometry svg:viewBox="0 0 21600 21600" draw:mirror-horizontal="false" draw:mirror-vertical="false" draw:type="rectangle" draw:enhanced-path="M 0 0 L 21600 0 21600 21600 0 21600 0 0 Z N"/>
        </draw:custom-shape>
        <draw:custom-shape draw:style-name="gr21" draw:text-style-name="P6" draw:layer="layout" svg:width="3cm" svg:height="1.5cm" svg:x="30cm" svg:y="24cm">
          <text:p text:style-name="P5"><text:span text:style-name="T4">Current Sensor</text:span></text:p>
          <text:p text:style-name="P5"><text:span text:style-name="T5">ACS712-20A</text:span></text:p>
          <draw:enhanced-geometry svg:viewBox="0 0 21600 21600" draw:mirror-horizontal="false" draw:mirror-vertical="false" draw:type="rectangle" draw:enhanced-path="M 0 0 L 21600 0 21600 21600 0 21600 0 0 Z N"/>
        </draw:custom-shape>
        <draw:custom-shape draw:style-name="gr22" draw:text-style-name="P6" draw:layer="layout" svg:width="3cm" svg:height="1.5cm" svg:x="20.75cm" svg:y="11cm">
          <text:p text:style-name="P5"><text:span text:style-name="T4">Dig. Temp/Hum</text:span></text:p>
          <text:p text:style-name="P5"><text:span text:style-name="T5">DHT22</text:span></text:p>
          <draw:enhanced-geometry svg:viewBox="0 0 21600 21600" draw:mirror-horizontal="false" draw:mirror-vertical="false" draw:type="rectangle" draw:enhanced-path="M 0 0 L 21600 0 21600 21600 0 21600 0 0 Z N"/>
        </draw:custom-shape>
        <draw:custom-shape draw:style-name="gr23" draw:text-style-name="P13" draw:layer="layout" svg:width="3.75cm" svg:height="1.5cm" svg:x="29.5cm" svg:y="5.75cm">
          <text:p text:style-name="P12"><text:span text:style-name="T6">Ground Station</text:span></text:p>
          <draw:enhanced-geometry svg:viewBox="0 0 21600 21600" draw:mirror-horizontal="false" draw:mirror-vertical="false" draw:type="rectangle" draw:enhanced-path="M 0 0 L 21600 0 21600 21600 0 21600 0 0 Z N"/>
        </draw:custom-shape>
        <draw:custom-shape draw:style-name="gr24" draw:text-style-name="P15" draw:layer="layout" svg:width="10.75cm" svg:height="2cm" svg:x="1cm" svg:y="8.25cm">
          <text:p text:style-name="P14"><text:span text:style-name="T1">Spar Load</text:span></text:p>
          <text:p text:style-name="P14"><text:span text:style-name="T1">Monitor</text:span></text:p>
          <text:p text:style-name="P14"><text:span text:style-name="T7">X 7</text:span></text:p>
          <draw:enhanced-geometry svg:viewBox="0 0 21600 21600" draw:type="rectangle" draw:enhanced-path="M 0 0 L 21600 0 21600 21600 0 21600 0 0 Z N"/>
        </draw:custom-shape>
        <draw:custom-shape draw:style-name="gr24" draw:text-style-name="P2" draw:layer="layout" svg:width="10.75cm" svg:height="2cm" svg:x="1cm" svg:y="5.75cm">
          <text:p text:style-name="P1"><text:span text:style-name="T1">ANT </text:span></text:p>
          <text:p text:style-name="P1"><text:span text:style-name="T1">System</text:span></text:p>
          <draw:enhanced-geometry svg:viewBox="0 0 21600 21600" draw:type="rectangle" draw:enhanced-path="M 0 0 L 21600 0 21600 21600 0 21600 0 0 Z N"/>
        </draw:custom-shape>
        <draw:custom-shape draw:style-name="gr25" draw:text-style-name="P17" draw:layer="layout" svg:width="8.5cm" svg:height="5.25cm" svg:x="1cm" svg:y="21.25cm">
          <text:p text:style-name="P16"><text:span text:style-name="T8">Flight Stick</text:span><text:span text:style-name="T9"> X 2</text:span></text:p>
          <draw:enhanced-geometry svg:viewBox="0 0 21600 21600" draw:type="rectangle" draw:enhanced-path="M 0 0 L 21600 0 21600 21600 0 21600 0 0 Z N"/>
        </draw:custom-shape>
        <draw:custom-shape draw:style-name="gr26" draw:text-style-name="P19" draw:layer="layout" svg:width="8.25cm" svg:height="2.75cm" svg:x="25cm" svg:y="15cm">
          <text:p text:style-name="P18"><text:span text:style-name="T10">Pitot-static System</text:span></text:p>
          <draw:enhanced-geometry svg:viewBox="0 0 21600 21600" draw:type="rectangle" draw:enhanced-path="M 0 0 L 21600 0 21600 21600 0 21600 0 0 Z N"/>
        </draw:custom-shape>
        <draw:custom-shape draw:style-name="gr27" draw:text-style-name="P21" draw:layer="layout" svg:width="8.25cm" svg:height="7.4cm" svg:x="34cm" svg:y="3.5cm">
          <text:p text:style-name="P20"><text:span text:style-name="T1">Propellor Controller</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13cm" svg:height="5.25cm" svg:x="10cm" svg:y="21.25cm">
          <text:p text:style-name="P20"><text:span text:style-name="T1">Control System</text:span></text:p>
          <draw:enhanced-geometry svg:viewBox="0 0 21600 21600" draw:type="rectangle" draw:enhanced-path="M 0 0 L 21600 0 21600 21600 0 21600 0 0 Z N"/>
        </draw:custom-shape>
        <draw:custom-shape draw:style-name="gr29" draw:text-style-name="P17" draw:layer="layout" svg:width="8.25cm" svg:height="5.25cm" svg:x="25cm" svg:y="21.25cm">
          <text:p text:style-name="P16"><text:span text:style-name="T8">Power Monitor</text:span><text:span text:style-name="T9"> X 2</text:span></text:p>
          <draw:enhanced-geometry svg:viewBox="0 0 21600 21600" draw:type="rectangle" draw:enhanced-path="M 0 0 L 21600 0 21600 21600 0 21600 0 0 Z N"/>
        </draw:custom-shape>
        <draw:line draw:style-name="gr30" draw:text-style-name="P23" draw:layer="layout" svg:x1="37.25cm" svg:y1="9.15cm" svg:x2="39cm" svg:y2="8.25cm">
          <text:p text:style-name="P22"><text:span text:style-name="T11">SPI</text:span></text:p>
          <text:p text:style-name="P22"><text:span text:style-name="T11"/></text:p>
        </draw:line>
        <draw:line draw:style-name="gr31" draw:text-style-name="P23" draw:layer="layout" svg:x1="19cm" svg:y1="6.5cm" svg:x2="20.75cm" svg:y2="6.5cm">
          <text:p text:style-name="P22"><text:span text:style-name="T11">SPI</text:span></text:p>
          <text:p text:style-name="P22"><text:span text:style-name="T11"/></text:p>
        </draw:line>
        <draw:line draw:style-name="gr31" draw:text-style-name="P25" draw:layer="layout" svg:x1="11.5cm" svg:y1="9.25cm" svg:x2="14cm" svg:y2="9.25cm">
          <text:p text:style-name="P24"><text:span text:style-name="T11">One <text:s/></text:span></text:p>
          <text:p text:style-name="P24"><text:span text:style-name="T11">Wire <text:s/></text:span></text:p>
        </draw:line>
        <draw:line draw:style-name="gr31" draw:text-style-name="P25" draw:layer="layout" svg:x1="11.5cm" svg:y1="6.75cm" svg:x2="14cm" svg:y2="6.75cm">
          <text:p text:style-name="P24"><text:span text:style-name="T11">UART <text:s/></text:span></text:p>
          <text:p text:style-name="P24"><text:span text:style-name="T11"/></text:p>
        </draw:line>
        <draw:line draw:style-name="gr31" draw:text-style-name="P23" draw:layer="layout" svg:x1="19cm" svg:y1="8.25cm" svg:x2="20.75cm" svg:y2="8.25cm">
          <text:p text:style-name="P22"><text:span text:style-name="T11">UART</text:span></text:p>
          <text:p text:style-name="P22"><text:span text:style-name="T11"/></text:p>
        </draw:line>
        <draw:line draw:style-name="gr31" draw:text-style-name="P23" draw:layer="layout" svg:x1="19cm" svg:y1="11.75cm" svg:x2="20.75cm" svg:y2="11.75cm">
          <text:p text:style-name="P22"><text:span text:style-name="T11">Digital</text:span></text:p>
          <text:p text:style-name="P22"><text:span text:style-name="T11"/></text:p>
        </draw:line>
        <draw:line draw:style-name="gr31" draw:text-style-name="P23" draw:layer="layout" svg:x1="6.75cm" svg:y1="6.75cm" svg:x2="8.5cm" svg:y2="6.75cm">
          <text:p text:style-name="P22"><text:span text:style-name="T11">USB</text:span></text:p>
          <text:p text:style-name="P22"><text:span text:style-name="T11"/></text:p>
        </draw:line>
        <draw:line draw:style-name="gr31" draw:text-style-name="P23" draw:layer="layout" svg:x1="6.75cm" svg:y1="9.25cm" svg:x2="8.5cm" svg:y2="9.25cm">
          <text:p text:style-name="P22"><text:span text:style-name="T11">Digital</text:span></text:p>
          <text:p text:style-name="P22"><text:span text:style-name="T11"/></text:p>
        </draw:line>
        <draw:line draw:style-name="gr32" draw:text-style-name="P26" draw:layer="layout" svg:x1="11.5cm" svg:y1="11.5cm" svg:x2="14cm" svg:y2="11.5cm">
          <text:p text:style-name="P24"><text:span text:style-name="T12">Digital <text:s/></text:span></text:p>
          <text:p text:style-name="P24"><text:span text:style-name="T12"/></text:p>
        </draw:line>
        <draw:line draw:style-name="gr31" draw:text-style-name="P23" draw:layer="layout" svg:x1="4.25cm" svg:y1="22.25cm" svg:x2="6cm" svg:y2="22.25cm">
          <text:p text:style-name="P22"><text:span text:style-name="T11">Digital</text:span></text:p>
          <text:p text:style-name="P22"><text:span text:style-name="T11"/></text:p>
        </draw:line>
        <draw:line draw:style-name="gr31" draw:text-style-name="P23" draw:layer="layout" svg:x1="37.25cm" svg:y1="7.5cm" svg:x2="39cm" svg:y2="7.5cm">
          <text:p text:style-name="P22"><text:span text:style-name="T11">Digital</text:span></text:p>
          <text:p text:style-name="P22"><text:span text:style-name="T11"/></text:p>
        </draw:line>
        <draw:line draw:style-name="gr33" draw:text-style-name="P23" draw:layer="layout" svg:x1="16.5cm" svg:y1="3cm" svg:x2="16.5cm" svg:y2="5.25cm">
          <text:p/>
        </draw:line>
        <draw:line draw:style-name="gr34" draw:text-style-name="P23" draw:layer="layout" svg:x1="23.75cm" svg:y1="6.5cm" svg:x2="29.5cm" svg:y2="6.5cm">
          <text:p text:style-name="P22"><text:span text:style-name="T11">2.4 GHz</text:span></text:p>
          <text:p text:style-name="P22"><text:span text:style-name="T11"/></text:p>
        </draw:line>
        <draw:line draw:style-name="gr35" draw:text-style-name="P28" draw:layer="layout" svg:x1="16.5cm" svg:y1="17.5cm" svg:x2="22.25cm" svg:y2="17.5cm">
          <text:p text:style-name="P27"><text:span text:style-name="T13">I</text:span><text:span text:style-name="T14">2</text:span><text:span text:style-name="T13">C</text:span></text:p>
          <text:p text:style-name="P27"><text:span text:style-name="T13"/></text:p>
          <text:p text:style-name="P27"><text:span text:style-name="T12"/></text:p>
        </draw:line>
        <draw:line draw:style-name="gr36" draw:text-style-name="P29" draw:layer="layout" svg:x1="22.25cm" svg:y1="17.5cm" svg:x2="22.25cm" svg:y2="16cm">
          <text:p/>
        </draw:line>
        <draw:line draw:style-name="gr37" draw:text-style-name="P30" draw:layer="layout" svg:x1="40.5cm" svg:y1="6.75cm" svg:x2="40.5cm" svg:y2="5.75cm">
          <text:p/>
        </draw:line>
        <draw:line draw:style-name="gr38" draw:text-style-name="P22" draw:layer="layout" svg:x1="16.5cm" svg:y1="23cm" svg:x2="16.5cm" svg:y2="24cm">
          <text:p/>
        </draw:line>
        <draw:line draw:style-name="gr39" draw:text-style-name="P22" draw:layer="layout" svg:x1="7.5cm" svg:y1="23cm" svg:x2="7.5cm" svg:y2="24cm">
          <text:p/>
        </draw:line>
        <draw:custom-shape draw:style-name="gr40" draw:text-style-name="P29" draw:layer="layout" svg:width="1.25cm" svg:height="0.75cm" svg:x="16.75cm" svg:y="23cm">
          <text:p/>
          <draw:enhanced-geometry svg:viewBox="0 0 21600 21600" draw:type="rectangle" draw:enhanced-path="M 0 0 L 21600 0 21600 21600 0 21600 0 0 Z N"/>
        </draw:custom-shape>
        <draw:custom-shape draw:style-name="gr41" draw:text-style-name="P32" draw:layer="layout" svg:width="2cm" svg:height="1cm" svg:x="16.25cm" svg:y="23cm">
          <text:p text:style-name="P31"><text:span text:style-name="T11">Analog</text:span></text:p>
          <draw:enhanced-geometry svg:viewBox="0 0 21600 21600" draw:type="rectangle" draw:enhanced-path="M 0 0 L 21600 0 21600 21600 0 21600 0 0 Z N"/>
        </draw:custom-shape>
        <draw:custom-shape draw:style-name="gr42" draw:text-style-name="P34" draw:layer="layout" svg:width="2cm" svg:height="1cm" svg:x="31.25cm" svg:y="23cm">
          <text:p text:style-name="P33"><text:span text:style-name="T15">Analog</text:span></text:p>
          <draw:enhanced-geometry svg:viewBox="0 0 21600 21600" draw:type="rectangle" draw:enhanced-path="M 0 0 L 21600 0 21600 21600 0 21600 0 0 Z N"/>
        </draw:custom-shape>
        <draw:custom-shape draw:style-name="gr41" draw:text-style-name="P32" draw:layer="layout" svg:width="2cm" svg:height="1cm" svg:x="7.25cm" svg:y="23cm">
          <text:p text:style-name="P31"><text:span text:style-name="T11">Digital</text:span></text:p>
          <draw:enhanced-geometry svg:viewBox="0 0 21600 21600" draw:type="rectangle" draw:enhanced-path="M 0 0 L 21600 0 21600 21600 0 21600 0 0 Z N"/>
        </draw:custom-shape>
        <draw:custom-shape draw:style-name="gr43" draw:text-style-name="P32" draw:layer="layout" svg:width="1.75cm" svg:height="1cm" svg:x="40.25cm" svg:y="5.75cm">
          <text:p text:style-name="P31"><text:span text:style-name="T11">PWM</text:span></text:p>
          <draw:enhanced-geometry svg:viewBox="0 0 21600 21600" draw:type="rectangle" draw:enhanced-path="M 0 0 L 21600 0 21600 21600 0 21600 0 0 Z N"/>
        </draw:custom-shape>
        <draw:line draw:style-name="gr44" draw:text-style-name="P22" draw:layer="layout" svg:x1="5.25cm" svg:y1="6cm" svg:x2="5.25cm" svg:y2="3cm">
          <text:p/>
        </draw:line>
        <draw:custom-shape draw:style-name="gr45" draw:text-style-name="P6" draw:layer="layout" svg:width="3cm" svg:height="1.5cm" svg:x="39cm" svg:y="14.55cm">
          <text:p text:style-name="P5"><text:span text:style-name="T4">Shaft Strain</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39cm" svg:y="12.05cm">
          <text:p text:style-name="P3"><text:span text:style-name="T2">Data Collector</text:span></text:p>
          <text:p text:style-name="P3"><text:span text:style-name="T3">ATtiny1616</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34.25cm" svg:y="12.05cm">
          <text:p text:style-name="P10"><text:span text:style-name="T5">Telemetry Mod.</text:span></text:p>
          <text:p text:style-name="P10"><text:span text:style-name="T5">nRF24</text:span></text:p>
          <draw:enhanced-geometry svg:viewBox="0 0 21600 21600" draw:mirror-horizontal="false" draw:mirror-vertical="false" draw:type="rectangle" draw:enhanced-path="M 0 0 L 21600 0 21600 21600 0 21600 0 0 Z N"/>
        </draw:custom-shape>
        <draw:line draw:style-name="gr30" draw:text-style-name="P23" draw:layer="layout" svg:x1="37.25cm" svg:y1="12.8cm" svg:x2="39cm" svg:y2="12.8cm">
          <text:p text:style-name="P22"><text:span text:style-name="T11">SPI</text:span></text:p>
          <text:p text:style-name="P22"><text:span text:style-name="T11"/></text:p>
        </draw:line>
        <draw:line draw:style-name="gr33" draw:text-style-name="P23" draw:layer="layout" svg:x1="40.5cm" svg:y1="14.55cm" svg:x2="40.5cm" svg:y2="13.55cm">
          <text:p/>
        </draw:line>
        <draw:custom-shape draw:style-name="gr46" draw:text-style-name="P32" draw:layer="layout" svg:width="1.5cm" svg:height="1cm" svg:x="40.25cm" svg:y="13.55cm">
          <text:p text:style-name="P31"><text:span text:style-name="T11">Digital</text:span></text:p>
          <draw:enhanced-geometry svg:viewBox="0 0 21600 21600" draw:type="rectangle" draw:enhanced-path="M 0 0 L 21600 0 21600 21600 0 21600 0 0 Z N"/>
        </draw:custom-shape>
        <draw:line draw:style-name="gr47" draw:text-style-name="P22" draw:layer="layout" svg:x1="31.5cm" svg:y1="23.009cm" svg:x2="31.5cm" svg:y2="24.009cm">
          <text:p/>
        </draw:line>
        <draw:line draw:style-name="gr30" draw:text-style-name="P23" draw:layer="layout" svg:x1="28.25cm" svg:y1="22.25cm" svg:x2="30cm" svg:y2="22.25cm">
          <text:p text:style-name="P22"><text:span text:style-name="T11">SPI</text:span></text:p>
          <text:p text:style-name="P22"><text:span text:style-name="T11"/></text:p>
        </draw:line>
        <draw:line draw:style-name="gr48" draw:text-style-name="P35" draw:layer="layout" svg:x1="18cm" svg:y1="23cm" svg:x2="19.75cm" svg:y2="24cm">
          <text:p text:style-name="P22"><text:span text:style-name="T11">Digital</text:span></text:p>
          <text:p text:style-name="P22"><text:span text:style-name="T11"/></text:p>
        </draw:line>
        <draw:line draw:style-name="gr49" draw:text-style-name="P35" draw:layer="layout" svg:x1="18cm" svg:y1="22.25cm" svg:x2="19.75cm" svg:y2="22.25cm">
          <text:p text:style-name="P22"><text:span text:style-name="T11">PWM</text:span></text:p>
          <text:p text:style-name="P22"><text:span text:style-name="T11">Batt. Pwr. <text:s text:c="2"/></text:span></text:p>
        </draw:line>
        <draw:custom-shape draw:style-name="gr50" draw:text-style-name="P37" draw:layer="layout" svg:width="11.75cm" svg:height="14cm" svg:x="12.5cm" svg:y="3.75cm">
          <text:p text:style-name="P36"><text:span text:style-name="T10">Sensor Motherboard</text:span></text:p>
          <draw:enhanced-geometry svg:viewBox="0 0 21600 21600" draw:type="rectangle" draw:enhanced-path="M 0 0 L 21600 0 21600 21600 0 21600 0 0 Z N"/>
        </draw:custom-shape>
        <draw:line draw:style-name="gr34" draw:text-style-name="P23" draw:layer="layout" svg:x1="23.75cm" svg:y1="10cm" svg:x2="34.25cm" svg:y2="10cm">
          <text:p text:style-name="P22"><text:span text:style-name="T11">2.4 GHz</text:span></text:p>
          <text:p text:style-name="P22"><text:span text:style-name="T11"/></text:p>
        </draw:line>
        <draw:line draw:style-name="gr51" draw:text-style-name="P38" draw:layer="layout" svg:x1="16.5cm" svg:y1="16.75cm" svg:x2="16.5cm" svg:y2="21.5cm">
          <text:p/>
        </draw:line>
        <draw:line draw:style-name="gr30" draw:text-style-name="P23" draw:layer="layout" svg:x1="9cm" svg:y1="22.25cm" svg:x2="15cm" svg:y2="22.25cm">
          <text:p text:style-name="P39"><text:span text:style-name="T11">I</text:span><text:span text:style-name="T16">2</text:span><text:span text:style-name="T11">C <text:s/></text:span></text:p>
          <text:p text:style-name="P39"><text:span text:style-name="T17">(Separate to main bus) <text:s/></text:span></text:p>
        </draw:line>
        <draw:line draw:style-name="gr52" draw:text-style-name="P22" draw:layer="layout" svg:x1="26.75cm" svg:y1="21.5cm" svg:x2="26.75cm" svg:y2="17.5cm">
          <text:p/>
        </draw:line>
        <draw:custom-shape draw:style-name="gr53" draw:text-style-name="P42" draw:layer="layout" svg:width="8.25cm" svg:height="7.75cm" svg:x="34cm" svg:y="18.75cm">
          <text:p text:style-name="P40"><text:span text:style-name="T18">A Note on Power Distribution:</text:span></text:p>
          <text:p text:style-name="P41"><text:span text:style-name="T19"/></text:p>
          <text:p text:style-name="P41"><text:span text:style-name="T20">Although not drawn as part of this system diagram, most of the system operates at 3.3V. The power passes from the battery through the power monitor to the control board where it is regulated down to 5V and 3.3V for the rest of the system to use with the motherboard acting as a power distribution board for the sensors.</text:span></text:p>
          <text:p text:style-name="P41"><text:span text:style-name="T19"/></text:p>
          <text:p text:style-name="P41"><text:span text:style-name="T20">To deal with line loses due to long wire runs to the control surfaces, those servos use local (distributed) regulators to provide them stable power directly from the battery’s power that reaches them from the control board.</text:span></text:p>
          <text:p text:style-name="P41"><text:span text:style-name="T20"/></text:p>
          <text:p text:style-name="P41"><text:span text:style-name="T20">Devices connected wirelessly are powered by their own batteries, and regulated accordingly.</text:span></text:p>
          <draw:enhanced-geometry svg:viewBox="0 0 21600 21600" draw:mirror-horizontal="false" draw:mirror-vertical="false" draw:type="rectangle" draw:enhanced-path="M 0 0 L 21600 0 21600 21600 0 21600 0 0 Z N"/>
        </draw:custom-shape>
        <draw:line draw:style-name="gr36" draw:text-style-name="P29" draw:layer="layout" svg:x1="10cm" svg:y1="19.5cm" svg:x2="10cm" svg:y2="16.25cm">
          <text:p/>
        </draw:line>
        <draw:line draw:style-name="gr54" draw:text-style-name="P29" draw:layer="layout" svg:x1="10cm" svg:y1="19.5cm" svg:x2="30cm" svg:y2="19.5cm">
          <text:p/>
        </draw:line>
        <draw:custom-shape draw:style-name="gr55" draw:text-style-name="P44" draw:layer="layout" svg:width="11.25cm" svg:height="11.25cm" svg:x="0.75cm" svg:y="5.5cm">
          <text:p text:style-name="P43"><text:span text:style-name="T21">These need 5V power</text:span></text:p>
          <draw:enhanced-geometry svg:viewBox="0 0 21600 21600" draw:type="rectangle" draw:enhanced-path="M 0 0 L 21600 0 21600 21600 0 21600 0 0 Z N"/>
        </draw:custom-shape>
        <draw:custom-shape draw:style-name="gr56" draw:text-style-name="P46" draw:layer="layout" svg:width="22.43cm" svg:height="2cm" svg:x="19.75cm" svg:y="1.25cm">
          <text:p text:style-name="P45"><text:span text:style-name="T22">Falcon Embedded System</text:span></text:p>
          <text:p text:style-name="P45"><text:span text:style-name="T23">A Block Diagram V4.1</text:span></text:p>
          <draw:enhanced-geometry svg:viewBox="0 0 21600 21600" draw:type="rectangle" draw:enhanced-path="M 0 0 L 21600 0 21600 21600 0 21600 0 0 Z N"/>
        </draw:custom-shape>
        <draw:custom-shape draw:style-name="gr57" draw:text-style-name="P47" draw:layer="layout" svg:width="3cm" svg:height="1.5cm" svg:x="20.75cm" svg:y="9.25cm">
          <text:p text:style-name="P10"><text:span text:style-name="T5">Telemetry Mod.</text:span></text:p>
          <text:p text:style-name="P10"><text:span text:style-name="T5">nRF24</text:span></text:p>
          <draw:enhanced-geometry svg:viewBox="0 0 21600 21600" draw:mirror-horizontal="false" draw:mirror-vertical="false" draw:type="rectangle" draw:enhanced-path="M 0 0 L 21600 0 21600 21600 0 21600 0 0 Z N"/>
        </draw:custom-shape>
        <draw:line draw:style-name="gr31" draw:text-style-name="P23" draw:layer="layout" svg:x1="19cm" svg:y1="10cm" svg:x2="20.75cm" svg:y2="10cm">
          <text:p text:style-name="P22"><text:span text:style-name="T11">SPI</text:span></text:p>
          <text:p text:style-name="P22"><text:span text:style-name="T11"/></text:p>
        </draw:line>
        <draw:custom-shape draw:style-name="gr58" draw:text-style-name="P6" draw:layer="layout" svg:width="2.999cm" svg:height="1.5cm" svg:x="20.751cm" svg:y="12.75cm">
          <text:p text:style-name="P5"><text:span text:style-name="T4">6-Axis IMU</text:span></text:p>
          <text:p text:style-name="P5"><text:span text:style-name="T5">ICM-42688-P</text:span></text:p>
          <draw:enhanced-geometry svg:viewBox="0 0 21600 21600" draw:mirror-horizontal="false" draw:mirror-vertical="false" draw:type="rectangle" draw:enhanced-path="M 0 0 L 21600 0 21600 21600 0 21600 0 0 Z N"/>
        </draw:custom-shape>
        <draw:line draw:style-name="gr31" draw:text-style-name="P23" draw:layer="layout" svg:x1="19cm" svg:y1="13.5cm" svg:x2="20.75cm" svg:y2="13.5cm">
          <text:p text:style-name="P22"><text:span text:style-name="T11">SPI</text:span></text:p>
          <text:p text:style-name="P22"><text:span text:style-name="T11"/></text:p>
        </draw:line>
        <draw:line draw:style-name="gr31" draw:text-style-name="P23" draw:layer="layout" svg:x1="28.25cm" svg:y1="16.75cm" svg:x2="30cm" svg:y2="16.75cm">
          <text:p text:style-name="P22"><text:span text:style-name="T11">SPI</text:span></text:p>
          <text:p text:style-name="P22"><text:span text:style-name="T11"/></text:p>
        </draw:line>
        <draw:custom-shape draw:style-name="gr59" draw:text-style-name="P6" draw:layer="layout" svg:width="3cm" svg:height="1.5cm" svg:x="10.25cm" svg:y="24cm">
          <text:p text:style-name="P5"><text:span text:style-name="T4">Power Assist</text:span></text:p>
          <text:p text:style-name="P5"><text:span text:style-name="T5">ESC</text:span></text:p>
          <draw:enhanced-geometry svg:viewBox="0 0 21600 21600" draw:mirror-horizontal="false" draw:mirror-vertical="false" draw:type="rectangle" draw:enhanced-path="M 0 0 L 21600 0 21600 21600 0 21600 0 0 Z N"/>
        </draw:custom-shape>
        <draw:line draw:style-name="gr60" draw:text-style-name="P48" draw:layer="layout" svg:x1="13.25cm" svg:y1="24cm" svg:x2="15cm" svg:y2="23cm">
          <text:p text:style-name="P22"><text:span text:style-name="T24">PWM</text:span></text:p>
          <text:p text:style-name="P22"><text:span text:style-name="T24"/></text:p>
        </draw:line>
        <draw:custom-shape draw:style-name="gr61" draw:text-style-name="P6" draw:layer="layout" svg:width="3cm" svg:height="1.5cm" svg:x="8.5cm" svg:y="12.75cm">
          <text:p text:style-name="P5"><text:span text:style-name="T4">CO</text:span><text:span text:style-name="T25">2</text:span><text:span text:style-name="T26"> Monitor</text:span></text:p>
          <text:p text:style-name="P5"><text:span text:style-name="T5">MH-Z19</text:span></text:p>
          <draw:enhanced-geometry svg:viewBox="0 0 21600 21600" draw:mirror-horizontal="false" draw:mirror-vertical="false" draw:type="rectangle" draw:enhanced-path="M 0 0 L 21600 0 21600 21600 0 21600 0 0 Z N"/>
        </draw:custom-shape>
        <draw:line draw:style-name="gr32" draw:text-style-name="P26" draw:layer="layout" svg:x1="11.5cm" svg:y1="13.5cm" svg:x2="14cm" svg:y2="13.5cm">
          <text:p text:style-name="P24"><text:span text:style-name="T12">PWM <text:s/></text:span></text:p>
          <text:p text:style-name="P24"><text:span text:style-name="T12"/></text:p>
        </draw:line>
        <draw:line draw:style-name="gr62" draw:text-style-name="P49" draw:layer="layout" svg:x1="29cm" svg:y1="10cm" svg:x2="29cm" svg:y2="12.75cm">
          <text:p/>
        </draw:line>
        <draw:line draw:style-name="gr63" draw:text-style-name="P29" draw:layer="layout" svg:x1="29cm" svg:y1="12.75cm" svg:x2="34.25cm" svg:y2="12.75cm">
          <text:p/>
        </draw:line>
        <draw:custom-shape draw:style-name="gr43" draw:text-style-name="P32" draw:layer="layout" svg:width="1.75cm" svg:height="1cm" svg:x="5cm" svg:y="3.75cm">
          <text:p text:style-name="P31"><text:span text:style-name="T11">ANT+</text:span></text:p>
          <draw:enhanced-geometry svg:viewBox="0 0 21600 21600" draw:type="rectangle" draw:enhanced-path="M 0 0 L 21600 0 21600 21600 0 21600 0 0 Z N"/>
        </draw:custom-shape>
        <draw:custom-shape draw:style-name="gr64" draw:text-style-name="P13" draw:layer="layout" svg:width="4.5cm" svg:height="1.5cm" svg:x="1cm" svg:y="18.75cm">
          <text:p text:style-name="P12"><text:span text:style-name="T6">Desktop PC</text:span></text:p>
          <text:p text:style-name="P12"><text:span text:style-name="T6">(Pilot Training)</text:span></text:p>
          <draw:enhanced-geometry svg:viewBox="0 0 21600 21600" draw:mirror-horizontal="false" draw:mirror-vertical="false" draw:type="rectangle" draw:enhanced-path="M 0 0 L 21600 0 21600 21600 0 21600 0 0 Z N"/>
        </draw:custom-shape>
        <draw:custom-shape draw:style-name="gr65" draw:text-style-name="P6" draw:layer="layout" svg:width="3cm" svg:height="1.5cm" svg:x="39cm" svg:y="9.15cm">
          <text:p text:style-name="P5"><text:span text:style-name="T4">Propellor Angle</text:span></text:p>
          <text:p text:style-name="P5"><text:span text:style-name="T5">Potentio. X 2</text:span></text:p>
          <draw:enhanced-geometry svg:viewBox="0 0 21600 21600" draw:mirror-horizontal="false" draw:mirror-vertical="false" draw:type="rectangle" draw:enhanced-path="M 0 0 L 21600 0 21600 21600 0 21600 0 0 Z N"/>
        </draw:custom-shape>
        <draw:line draw:style-name="gr37" draw:text-style-name="P30" draw:layer="layout" svg:x1="40.5cm" svg:y1="9.15cm" svg:x2="40.5cm" svg:y2="8.25cm">
          <text:p/>
        </draw:line>
        <draw:custom-shape draw:style-name="gr43" draw:text-style-name="P32" draw:layer="layout" svg:width="1.75cm" svg:height="1cm" svg:x="40.25cm" svg:y="8.25cm">
          <text:p text:style-name="P31"><text:span text:style-name="T11">Analog</text:span></text:p>
          <draw:enhanced-geometry svg:viewBox="0 0 21600 21600" draw:type="rectangle" draw:enhanced-path="M 0 0 L 21600 0 21600 21600 0 21600 0 0 Z N"/>
        </draw:custom-shape>
        <draw:line draw:style-name="gr66" draw:text-style-name="P22" draw:layer="layout" svg:x1="5.5cm" svg:y1="19.5cm" svg:x2="7.5cm" svg:y2="19.5cm">
          <text:p text:style-name="P22"><text:span text:style-name="T11">USB</text:span></text:p>
          <text:p text:style-name="P22"><text:span text:style-name="T11"/></text:p>
        </draw:line>
        <draw:line draw:style-name="gr67" draw:text-style-name="P29" draw:layer="layout" svg:x1="7.5cm" svg:y1="21.5cm" svg:x2="7.5cm" svg:y2="19.5cm">
          <text:p/>
        </draw:line>
        <draw:custom-shape draw:style-name="gr46" draw:text-style-name="P32" draw:layer="layout" svg:width="1.5cm" svg:height="1cm" svg:x="16.25cm" svg:y="3.9cm">
          <text:p text:style-name="P31"><text:span text:style-name="T11">USB</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4" draw:display-name="Arrowheads 14"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CA"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7T00:31:47.727620891</meta:creation-date>
    <meta:editing-duration>PT4H50M30S</meta:editing-duration>
    <meta:editing-cycles>85</meta:editing-cycles>
    <meta:generator>LibreOffice/7.6.5.2$Linux_X86_64 LibreOffice_project/60$Build-2</meta:generator>
    <dc:date>2024-04-13T14:53:53.864794391</dc:date>
    <meta:print-date>2024-04-04T22:53:46.371443172</meta:print-date>
    <meta:printed-by>PDF files</meta:printed-by>
    <meta:document-statistic meta:object-count="102"/>
  </office:meta>
</office:document-meta>
</file>